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b002" officeooo:paragraph-rsid="0008b002"/>
    </style:style>
    <style:style style:name="P2" style:family="paragraph" style:parent-style-name="Standard">
      <style:paragraph-properties fo:text-align="center" style:justify-single-word="false"/>
      <style:text-properties officeooo:rsid="0008b002" officeooo:paragraph-rsid="0008b002"/>
    </style:style>
    <style:style style:name="P3" style:family="paragraph" style:parent-style-name="Standard">
      <style:paragraph-properties fo:text-align="start" style:justify-single-word="false"/>
      <style:text-properties fo:font-weight="bold" officeooo:rsid="0009dc4a" officeooo:paragraph-rsid="0009dc4a" style:font-weight-asian="bold" style:font-weight-complex="bold"/>
    </style:style>
    <style:style style:name="P4" style:family="paragraph" style:parent-style-name="Standard">
      <style:paragraph-properties fo:text-align="start" style:justify-single-word="false"/>
      <style:text-properties fo:font-weight="bold" officeooo:rsid="0009dc4a" officeooo:paragraph-rsid="00262b8e" style:font-weight-asian="bold" style:font-weight-complex="bold"/>
    </style:style>
    <style:style style:name="P5" style:family="paragraph" style:parent-style-name="Standard">
      <style:paragraph-properties fo:text-align="start" style:justify-single-word="false"/>
      <style:text-properties fo:font-weight="bold" officeooo:rsid="000baae5" officeooo:paragraph-rsid="000baae5" style:font-weight-asian="bold" style:font-weight-complex="bold"/>
    </style:style>
    <style:style style:name="P6" style:family="paragraph" style:parent-style-name="Standard">
      <style:paragraph-properties fo:text-align="start" style:justify-single-word="false"/>
      <style:text-properties fo:font-weight="bold" officeooo:rsid="000c20a3" officeooo:paragraph-rsid="000c20a3" style:font-weight-asian="bold" style:font-weight-complex="bold"/>
    </style:style>
    <style:style style:name="P7" style:family="paragraph" style:parent-style-name="Standard">
      <style:paragraph-properties fo:text-align="start" style:justify-single-word="false"/>
      <style:text-properties fo:font-weight="bold" officeooo:rsid="000d5c9f" officeooo:paragraph-rsid="000d5c9f" style:font-weight-asian="bold" style:font-weight-complex="bold"/>
    </style:style>
    <style:style style:name="P8" style:family="paragraph" style:parent-style-name="Standard">
      <style:paragraph-properties fo:text-align="start" style:justify-single-word="false"/>
      <style:text-properties fo:font-weight="bold" officeooo:rsid="0014d7e5" officeooo:paragraph-rsid="0009dc4a" style:font-weight-asian="bold" style:font-weight-complex="bold"/>
    </style:style>
    <style:style style:name="P9" style:family="paragraph" style:parent-style-name="Standard">
      <style:paragraph-properties fo:text-align="center" style:justify-single-word="false"/>
      <style:text-properties fo:font-weight="bold" officeooo:rsid="0008b002" officeooo:paragraph-rsid="0008b002" style:font-weight-asian="bold" style:font-weight-complex="bold"/>
    </style:style>
    <style:style style:name="P10" style:family="paragraph" style:parent-style-name="Standard">
      <style:paragraph-properties fo:text-align="start" style:justify-single-word="false"/>
      <style:text-properties officeooo:paragraph-rsid="0009dc4a"/>
    </style:style>
    <style:style style:name="P11" style:family="paragraph" style:parent-style-name="Standard">
      <style:paragraph-properties fo:text-align="start" style:justify-single-word="false"/>
      <style:text-properties officeooo:paragraph-rsid="000d5c9f"/>
    </style:style>
    <style:style style:name="P12" style:family="paragraph" style:parent-style-name="Standard">
      <style:paragraph-properties fo:text-align="start" style:justify-single-word="false"/>
      <style:text-properties officeooo:paragraph-rsid="0054673e"/>
    </style:style>
    <style:style style:name="P13" style:family="paragraph" style:parent-style-name="Standard">
      <style:paragraph-properties fo:text-align="start" style:justify-single-word="false"/>
      <style:text-properties officeooo:paragraph-rsid="0054ce28"/>
    </style:style>
    <style:style style:name="P14" style:family="paragraph" style:parent-style-name="Standard">
      <style:paragraph-properties fo:text-align="start" style:justify-single-word="false"/>
      <style:text-properties officeooo:paragraph-rsid="000baae5"/>
    </style:style>
    <style:style style:name="P15" style:family="paragraph" style:parent-style-name="Standard">
      <style:paragraph-properties fo:text-align="start" style:justify-single-word="false"/>
      <style:text-properties officeooo:paragraph-rsid="000c20a3"/>
    </style:style>
    <style:style style:name="P16" style:family="paragraph" style:parent-style-name="Standard">
      <style:paragraph-properties fo:text-align="start" style:justify-single-word="false"/>
      <style:text-properties officeooo:paragraph-rsid="00828963"/>
    </style:style>
    <style:style style:name="P17" style:family="paragraph" style:parent-style-name="Standard">
      <style:paragraph-properties fo:text-align="start" style:justify-single-word="false"/>
      <style:text-properties fo:font-weight="normal" officeooo:rsid="0014d7e5" officeooo:paragraph-rsid="0014d7e5" style:font-weight-asian="normal" style:font-weight-complex="normal"/>
    </style:style>
    <style:style style:name="P18" style:family="paragraph" style:parent-style-name="Standard">
      <style:paragraph-properties fo:text-align="start" style:justify-single-word="false"/>
      <style:text-properties fo:font-weight="normal" officeooo:rsid="001c618a" officeooo:paragraph-rsid="002027f9" style:font-weight-asian="normal" style:font-weight-complex="normal"/>
    </style:style>
    <style:style style:name="P19" style:family="paragraph" style:parent-style-name="Standard">
      <style:paragraph-properties fo:text-align="start" style:justify-single-word="false"/>
      <style:text-properties fo:font-weight="normal" officeooo:rsid="001c618a" officeooo:paragraph-rsid="00325535" style:font-weight-asian="normal" style:font-weight-complex="normal"/>
    </style:style>
    <style:style style:name="P20" style:family="paragraph" style:parent-style-name="Standard">
      <style:paragraph-properties fo:text-align="start" style:justify-single-word="false"/>
      <style:text-properties fo:font-weight="normal" officeooo:rsid="001c618a" officeooo:paragraph-rsid="00348dcd" style:font-weight-asian="normal" style:font-weight-complex="normal"/>
    </style:style>
    <style:style style:name="P21" style:family="paragraph" style:parent-style-name="Standard">
      <style:paragraph-properties fo:text-align="start" style:justify-single-word="false"/>
      <style:text-properties fo:font-weight="normal" officeooo:rsid="001c618a" officeooo:paragraph-rsid="00364f8f" style:font-weight-asian="normal" style:font-weight-complex="normal"/>
    </style:style>
    <style:style style:name="P22" style:family="paragraph" style:parent-style-name="Standard">
      <style:paragraph-properties fo:text-align="start" style:justify-single-word="false"/>
      <style:text-properties fo:font-weight="normal" officeooo:rsid="001c618a" officeooo:paragraph-rsid="00380b3b" style:font-weight-asian="normal" style:font-weight-complex="normal"/>
    </style:style>
    <style:style style:name="P23" style:family="paragraph" style:parent-style-name="Standard">
      <style:paragraph-properties fo:text-align="start" style:justify-single-word="false"/>
      <style:text-properties fo:font-weight="normal" officeooo:rsid="0009dc4a" officeooo:paragraph-rsid="00262b8e" style:font-weight-asian="normal" style:font-weight-complex="normal"/>
    </style:style>
    <style:style style:name="P24" style:family="paragraph" style:parent-style-name="Standard">
      <style:paragraph-properties fo:text-align="start" style:justify-single-word="false"/>
      <style:text-properties fo:font-weight="normal" officeooo:rsid="00247ad7" officeooo:paragraph-rsid="00262b8e" style:font-weight-asian="normal" style:font-weight-complex="normal"/>
    </style:style>
    <style:style style:name="P25" style:family="paragraph" style:parent-style-name="Standard">
      <style:paragraph-properties fo:text-align="start" style:justify-single-word="false"/>
      <style:text-properties fo:font-weight="normal" officeooo:rsid="002a43db" officeooo:paragraph-rsid="002a43db" style:font-weight-asian="normal" style:font-weight-complex="normal"/>
    </style:style>
    <style:style style:name="P26" style:family="paragraph" style:parent-style-name="Standard">
      <style:paragraph-properties fo:text-align="start" style:justify-single-word="false"/>
      <style:text-properties fo:font-weight="normal" officeooo:rsid="002ab582" officeooo:paragraph-rsid="002ab582" style:font-weight-asian="normal" style:font-weight-complex="normal"/>
    </style:style>
    <style:style style:name="P27" style:family="paragraph" style:parent-style-name="Standard">
      <style:paragraph-properties fo:text-align="start" style:justify-single-word="false"/>
      <style:text-properties fo:font-weight="normal" officeooo:rsid="00348dcd" officeooo:paragraph-rsid="00348dcd" style:font-weight-asian="normal" style:font-weight-complex="normal"/>
    </style:style>
    <style:style style:name="P28" style:family="paragraph" style:parent-style-name="Standard">
      <style:paragraph-properties fo:text-align="start" style:justify-single-word="false"/>
      <style:text-properties fo:font-weight="normal" officeooo:rsid="0034fb8a" officeooo:paragraph-rsid="0034fb8a" style:font-weight-asian="normal" style:font-weight-complex="normal"/>
    </style:style>
    <style:style style:name="P29" style:family="paragraph" style:parent-style-name="Standard">
      <style:paragraph-properties fo:text-align="start" style:justify-single-word="false"/>
      <style:text-properties fo:font-weight="normal" officeooo:rsid="00380b3b" officeooo:paragraph-rsid="00380b3b" style:font-weight-asian="normal" style:font-weight-complex="normal"/>
    </style:style>
    <style:style style:name="P30" style:family="paragraph" style:parent-style-name="Standard">
      <style:paragraph-properties fo:text-align="start" style:justify-single-word="false"/>
      <style:text-properties fo:font-weight="normal" officeooo:rsid="0049188d" officeooo:paragraph-rsid="004aed12" style:font-weight-asian="normal" style:font-weight-complex="normal"/>
    </style:style>
    <style:style style:name="P31" style:family="paragraph" style:parent-style-name="Standard">
      <style:paragraph-properties fo:text-align="start" style:justify-single-word="false"/>
      <style:text-properties fo:font-weight="normal" officeooo:rsid="0049188d" officeooo:paragraph-rsid="004ccbb8" style:font-weight-asian="normal" style:font-weight-complex="normal"/>
    </style:style>
    <style:style style:name="P32" style:family="paragraph" style:parent-style-name="Standard">
      <style:paragraph-properties fo:text-align="start" style:justify-single-word="false"/>
      <style:text-properties fo:font-weight="normal" officeooo:rsid="0049188d" officeooo:paragraph-rsid="00568ecc" style:font-weight-asian="normal" style:font-weight-complex="normal"/>
    </style:style>
    <style:style style:name="P33" style:family="paragraph" style:parent-style-name="Standard">
      <style:paragraph-properties fo:text-align="start" style:justify-single-word="false"/>
      <style:text-properties fo:font-weight="normal" officeooo:rsid="004ccbb8" officeooo:paragraph-rsid="004d0271" style:font-weight-asian="normal" style:font-weight-complex="normal"/>
    </style:style>
    <style:style style:name="P34" style:family="paragraph" style:parent-style-name="Standard">
      <style:paragraph-properties fo:text-align="start" style:justify-single-word="false"/>
      <style:text-properties fo:font-weight="normal" officeooo:rsid="004eb2cd" officeooo:paragraph-rsid="004eb2cd" style:font-weight-asian="normal" style:font-weight-complex="normal"/>
    </style:style>
    <style:style style:name="P35" style:family="paragraph" style:parent-style-name="Standard">
      <style:paragraph-properties fo:text-align="start" style:justify-single-word="false"/>
      <style:text-properties fo:font-weight="normal" officeooo:rsid="005b154b" officeooo:paragraph-rsid="005b154b" style:font-weight-asian="normal" style:font-weight-complex="normal"/>
    </style:style>
    <style:style style:name="P36" style:family="paragraph" style:parent-style-name="Standard">
      <style:paragraph-properties fo:text-align="start" style:justify-single-word="false"/>
      <style:text-properties fo:font-weight="normal" officeooo:rsid="005fc3ff" officeooo:paragraph-rsid="005fc3ff" style:font-weight-asian="normal" style:font-weight-complex="normal"/>
    </style:style>
    <style:style style:name="P37" style:family="paragraph" style:parent-style-name="Standard">
      <style:paragraph-properties fo:text-align="start" style:justify-single-word="false"/>
      <style:text-properties fo:font-weight="normal" officeooo:rsid="005ff4f6" officeooo:paragraph-rsid="005ff4f6" style:font-weight-asian="normal" style:font-weight-complex="normal"/>
    </style:style>
    <style:style style:name="P38" style:family="paragraph" style:parent-style-name="Standard">
      <style:paragraph-properties fo:text-align="start" style:justify-single-word="false"/>
      <style:text-properties fo:font-weight="normal" officeooo:rsid="005ff4f6" officeooo:paragraph-rsid="0064e485" style:font-weight-asian="normal" style:font-weight-complex="normal"/>
    </style:style>
    <style:style style:name="P39" style:family="paragraph" style:parent-style-name="Standard">
      <style:paragraph-properties fo:text-align="start" style:justify-single-word="false"/>
      <style:text-properties fo:font-weight="normal" officeooo:rsid="000c20a3" officeooo:paragraph-rsid="000c20a3" style:font-weight-asian="normal" style:font-weight-complex="normal"/>
    </style:style>
    <style:style style:name="P40" style:family="paragraph" style:parent-style-name="Standard">
      <style:paragraph-properties fo:text-align="start" style:justify-single-word="false"/>
      <style:text-properties fo:font-weight="normal" officeooo:rsid="007ec7ce" officeooo:paragraph-rsid="007ec7ce" style:font-weight-asian="normal" style:font-weight-complex="normal"/>
    </style:style>
    <style:style style:name="P41" style:family="paragraph" style:parent-style-name="Standard">
      <style:paragraph-properties fo:text-align="start" style:justify-single-word="false"/>
      <style:text-properties officeooo:rsid="002ea6e0" officeooo:paragraph-rsid="002ea6e0"/>
    </style:style>
    <style:style style:name="P42" style:family="paragraph" style:parent-style-name="Standard">
      <style:paragraph-properties fo:text-align="start" style:justify-single-word="false"/>
      <style:text-properties officeooo:rsid="00325535" officeooo:paragraph-rsid="00325535"/>
    </style:style>
    <style:style style:name="P43" style:family="paragraph" style:parent-style-name="Standard">
      <style:paragraph-properties fo:text-align="start" style:justify-single-word="false"/>
      <style:text-properties style:font-name="FreeMono" fo:font-weight="normal" officeooo:rsid="003a431c" officeooo:paragraph-rsid="003a431c" style:font-weight-asian="normal" style:font-weight-complex="normal"/>
    </style:style>
    <style:style style:name="P44" style:family="paragraph" style:parent-style-name="Standard">
      <style:paragraph-properties fo:text-align="start" style:justify-single-word="false"/>
      <style:text-properties style:font-name="FreeMono" fo:font-weight="normal" officeooo:rsid="002adbff" officeooo:paragraph-rsid="002adbff" style:font-weight-asian="normal" style:font-weight-complex="normal"/>
    </style:style>
    <style:style style:name="P45" style:family="paragraph" style:parent-style-name="Standard">
      <style:paragraph-properties fo:text-align="start" style:justify-single-word="false"/>
      <style:text-properties style:font-name="FreeMono" fo:font-weight="normal" officeooo:rsid="002adbff" officeooo:paragraph-rsid="003f5076" style:font-weight-asian="normal" style:font-weight-complex="normal"/>
    </style:style>
    <style:style style:name="P46" style:family="paragraph" style:parent-style-name="Standard">
      <style:paragraph-properties fo:text-align="start" style:justify-single-word="false"/>
      <style:text-properties style:font-name="FreeMono" fo:font-weight="normal" officeooo:rsid="002adbff" officeooo:paragraph-rsid="003bad74" style:font-weight-asian="normal" style:font-weight-complex="normal"/>
    </style:style>
    <style:style style:name="P47" style:family="paragraph" style:parent-style-name="Standard">
      <style:paragraph-properties fo:text-align="start" style:justify-single-word="false"/>
      <style:text-properties style:font-name="FreeMono" fo:font-weight="normal" officeooo:rsid="00407cdd" officeooo:paragraph-rsid="00407cdd" style:font-weight-asian="normal" style:font-weight-complex="normal"/>
    </style:style>
    <style:style style:name="P48" style:family="paragraph" style:parent-style-name="Standard">
      <style:paragraph-properties fo:text-align="start" style:justify-single-word="false"/>
      <style:text-properties style:font-name="FreeMono" fo:font-weight="normal" officeooo:rsid="002cd262" officeooo:paragraph-rsid="002cd262" style:font-weight-asian="normal" style:font-weight-complex="normal"/>
    </style:style>
    <style:style style:name="P49" style:family="paragraph" style:parent-style-name="Standard">
      <style:paragraph-properties fo:text-align="start" style:justify-single-word="false"/>
      <style:text-properties style:font-name="FreeMono" fo:font-weight="normal" officeooo:rsid="003dab3d" officeooo:paragraph-rsid="003dab3d" style:font-weight-asian="normal" style:font-weight-complex="normal"/>
    </style:style>
    <style:style style:name="P50" style:family="paragraph" style:parent-style-name="Standard">
      <style:paragraph-properties fo:text-align="start" style:justify-single-word="false"/>
      <style:text-properties style:font-name="FreeMono" fo:font-weight="normal" officeooo:rsid="0043fb02" officeooo:paragraph-rsid="0043fb02" style:font-weight-asian="normal" style:font-weight-complex="normal"/>
    </style:style>
    <style:style style:name="P51" style:family="paragraph" style:parent-style-name="Standard">
      <style:paragraph-properties fo:text-align="start" style:justify-single-word="false"/>
      <style:text-properties style:font-name="FreeMono" fo:font-weight="normal" officeooo:rsid="0043fb02" officeooo:paragraph-rsid="006e7a4d" style:font-weight-asian="normal" style:font-weight-complex="normal"/>
    </style:style>
    <style:style style:name="P52" style:family="paragraph" style:parent-style-name="Standard">
      <style:paragraph-properties fo:text-align="start" style:justify-single-word="false"/>
      <style:text-properties style:font-name="FreeMono" fo:font-weight="normal" officeooo:rsid="0065faff" officeooo:paragraph-rsid="0065faff" style:font-weight-asian="normal" style:font-weight-complex="normal"/>
    </style:style>
    <style:style style:name="P53" style:family="paragraph" style:parent-style-name="Standard">
      <style:paragraph-properties fo:text-align="start" style:justify-single-word="false"/>
      <style:text-properties style:font-name="FreeMono" fo:font-weight="normal" officeooo:rsid="00676c85" officeooo:paragraph-rsid="00676c85" style:font-weight-asian="normal" style:font-weight-complex="normal"/>
    </style:style>
    <style:style style:name="P54" style:family="paragraph" style:parent-style-name="Standard">
      <style:paragraph-properties fo:text-align="start" style:justify-single-word="false"/>
      <style:text-properties style:font-name="FreeMono" fo:font-weight="normal" officeooo:rsid="00676c85" officeooo:paragraph-rsid="007188db" style:font-weight-asian="normal" style:font-weight-complex="normal"/>
    </style:style>
    <style:style style:name="P55" style:family="paragraph" style:parent-style-name="Standard">
      <style:paragraph-properties fo:text-align="start" style:justify-single-word="false"/>
      <style:text-properties style:font-name="FreeMono" fo:font-weight="normal" officeooo:rsid="00676c85" officeooo:paragraph-rsid="00763f0d" style:font-weight-asian="normal" style:font-weight-complex="normal"/>
    </style:style>
    <style:style style:name="P56" style:family="paragraph" style:parent-style-name="Standard">
      <style:paragraph-properties fo:text-align="start" style:justify-single-word="false"/>
      <style:text-properties style:font-name="FreeMono" fo:font-weight="normal" officeooo:rsid="00676c85" officeooo:paragraph-rsid="007ad8ea" style:font-weight-asian="normal" style:font-weight-complex="normal"/>
    </style:style>
    <style:style style:name="P57" style:family="paragraph" style:parent-style-name="Standard">
      <style:paragraph-properties fo:text-align="start" style:justify-single-word="false"/>
      <style:text-properties style:font-name="FreeMono" fo:font-weight="normal" officeooo:rsid="00676c85" officeooo:paragraph-rsid="007d4846" style:font-weight-asian="normal" style:font-weight-complex="normal"/>
    </style:style>
    <style:style style:name="P58" style:family="paragraph" style:parent-style-name="Standard">
      <style:paragraph-properties fo:text-align="start" style:justify-single-word="false"/>
      <style:text-properties style:font-name="FreeMono" fo:font-weight="normal" officeooo:rsid="0068d712" officeooo:paragraph-rsid="0068d712" style:font-weight-asian="normal" style:font-weight-complex="normal"/>
    </style:style>
    <style:style style:name="P59" style:family="paragraph" style:parent-style-name="Standard">
      <style:paragraph-properties fo:text-align="start" style:justify-single-word="false"/>
      <style:text-properties style:font-name="FreeMono" fo:font-weight="normal" officeooo:rsid="006f8aad" officeooo:paragraph-rsid="006f8aad" style:font-weight-asian="normal" style:font-weight-complex="normal"/>
    </style:style>
    <style:style style:name="P60" style:family="paragraph" style:parent-style-name="Standard">
      <style:paragraph-properties fo:text-align="start" style:justify-single-word="false"/>
      <style:text-properties style:font-name="FreeMono" fo:font-weight="normal" officeooo:rsid="007562d6" officeooo:paragraph-rsid="007562d6" style:font-weight-asian="normal" style:font-weight-complex="normal"/>
    </style:style>
    <style:style style:name="P61" style:family="paragraph" style:parent-style-name="Standard">
      <style:paragraph-properties fo:text-align="start" style:justify-single-word="false"/>
      <style:text-properties style:font-name="FreeMono" fo:font-weight="bold" officeooo:rsid="0009dc4a" officeooo:paragraph-rsid="0009dc4a" style:font-weight-asian="bold" style:font-weight-complex="bold"/>
    </style:style>
    <style:style style:name="P62" style:family="paragraph" style:parent-style-name="Standard">
      <style:paragraph-properties fo:text-align="start" style:justify-single-word="false"/>
      <style:text-properties style:font-name="FreeMono" fo:font-weight="bold" officeooo:rsid="000baae5" officeooo:paragraph-rsid="000baae5" style:font-weight-asian="bold" style:font-weight-complex="bold"/>
    </style:style>
    <style:style style:name="P63" style:family="paragraph" style:parent-style-name="Standard">
      <style:paragraph-properties fo:text-align="start" style:justify-single-word="false"/>
      <style:text-properties officeooo:rsid="0046eb24" officeooo:paragraph-rsid="0046eb24"/>
    </style:style>
    <style:style style:name="P64" style:family="paragraph" style:parent-style-name="Standard">
      <style:paragraph-properties fo:text-align="start" style:justify-single-word="false"/>
      <style:text-properties officeooo:rsid="00514177" officeooo:paragraph-rsid="00514177"/>
    </style:style>
    <style:style style:name="P65" style:family="paragraph" style:parent-style-name="Standard">
      <style:paragraph-properties fo:text-align="start" style:justify-single-word="false"/>
      <style:text-properties officeooo:rsid="00568ecc" officeooo:paragraph-rsid="00568ecc"/>
    </style:style>
    <style:style style:name="P66" style:family="paragraph" style:parent-style-name="Standard">
      <style:paragraph-properties fo:text-align="start" style:justify-single-word="false"/>
      <style:text-properties officeooo:rsid="00908913" officeooo:paragraph-rsid="00908913"/>
    </style:style>
    <style:style style:name="P67" style:family="paragraph" style:parent-style-name="Standard">
      <style:paragraph-properties fo:text-align="start" style:justify-single-word="false"/>
      <style:text-properties officeooo:rsid="009114e3" officeooo:paragraph-rsid="009114e3"/>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indent="0in"/>
    </style:style>
    <style:style style:name="P7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9dc4a" style:font-weight-asian="normal" style:font-weight-complex="normal"/>
    </style:style>
    <style:style style:name="T3" style:family="text">
      <style:text-properties fo:font-weight="normal" officeooo:rsid="002a2dcb" style:font-weight-asian="normal" style:font-weight-complex="normal"/>
    </style:style>
    <style:style style:name="T4" style:family="text">
      <style:text-properties fo:font-weight="normal" officeooo:rsid="00530e6d" style:font-weight-asian="normal" style:font-weight-complex="normal"/>
    </style:style>
    <style:style style:name="T5" style:family="text">
      <style:text-properties fo:font-weight="normal" officeooo:rsid="0054673e" style:font-weight-asian="normal" style:font-weight-complex="normal"/>
    </style:style>
    <style:style style:name="T6" style:family="text">
      <style:text-properties fo:font-weight="normal" officeooo:rsid="000baae5" style:font-weight-asian="normal" style:font-weight-complex="normal"/>
    </style:style>
    <style:style style:name="T7" style:family="text">
      <style:text-properties fo:font-weight="normal" officeooo:rsid="000c20a3" style:font-weight-asian="normal" style:font-weight-complex="normal"/>
    </style:style>
    <style:style style:name="T8" style:family="text">
      <style:text-properties fo:font-weight="normal" officeooo:rsid="000d5c9f" style:font-weight-asian="normal" style:font-weight-complex="normal"/>
    </style:style>
    <style:style style:name="T9" style:family="text">
      <style:text-properties fo:font-weight="normal" officeooo:rsid="00828963" style:font-weight-asian="normal" style:font-weight-complex="normal"/>
    </style:style>
    <style:style style:name="T10" style:family="text">
      <style:text-properties fo:font-weight="normal" officeooo:rsid="0083fe12" style:font-weight-asian="normal" style:font-weight-complex="normal"/>
    </style:style>
    <style:style style:name="T11" style:family="text">
      <style:text-properties officeooo:rsid="001631d5"/>
    </style:style>
    <style:style style:name="T12" style:family="text">
      <style:text-properties style:text-position="super 58%"/>
    </style:style>
    <style:style style:name="T13" style:family="text">
      <style:text-properties style:text-position="super 58%" officeooo:rsid="001df9df"/>
    </style:style>
    <style:style style:name="T14" style:family="text">
      <style:text-properties style:text-position="super 58%" officeooo:rsid="001f1c2f"/>
    </style:style>
    <style:style style:name="T15" style:family="text">
      <style:text-properties style:text-position="super 58%" fo:font-weight="normal" style:font-weight-asian="normal" style:font-weight-complex="normal"/>
    </style:style>
    <style:style style:name="T16" style:family="text">
      <style:text-properties style:text-position="super 58%" officeooo:rsid="00328809"/>
    </style:style>
    <style:style style:name="T17" style:family="text">
      <style:text-properties style:text-position="super 58%" officeooo:rsid="00348dcd"/>
    </style:style>
    <style:style style:name="T18" style:family="text">
      <style:text-properties style:text-position="super 58%" officeooo:rsid="0034fb8a"/>
    </style:style>
    <style:style style:name="T19" style:family="text">
      <style:text-properties style:text-position="super 58%" officeooo:rsid="00380b3b"/>
    </style:style>
    <style:style style:name="T20" style:family="text">
      <style:text-properties style:text-position="super 58%" officeooo:rsid="004aed12"/>
    </style:style>
    <style:style style:name="T21" style:family="text">
      <style:text-properties style:text-position="super 58%" officeooo:rsid="004c133d"/>
    </style:style>
    <style:style style:name="T22" style:family="text">
      <style:text-properties style:text-position="super 58%" officeooo:rsid="00568ecc"/>
    </style:style>
    <style:style style:name="T23" style:family="text">
      <style:text-properties style:text-position="0% 100%"/>
    </style:style>
    <style:style style:name="T24" style:family="text">
      <style:text-properties style:text-position="0% 100%" officeooo:rsid="001f1c2f"/>
    </style:style>
    <style:style style:name="T25" style:family="text">
      <style:text-properties style:text-position="0% 100%" officeooo:rsid="002027f9"/>
    </style:style>
    <style:style style:name="T26" style:family="text">
      <style:text-properties style:text-position="0% 100%" officeooo:rsid="0024c1f7"/>
    </style:style>
    <style:style style:name="T27" style:family="text">
      <style:text-properties style:text-position="0% 100%" officeooo:rsid="00266ccb"/>
    </style:style>
    <style:style style:name="T28" style:family="text">
      <style:text-properties style:text-position="0% 100%" officeooo:rsid="002811f2"/>
    </style:style>
    <style:style style:name="T29" style:family="text">
      <style:text-properties style:text-position="0% 100%" officeooo:rsid="0028af99"/>
    </style:style>
    <style:style style:name="T30" style:family="text">
      <style:text-properties style:text-position="0% 100%" officeooo:rsid="002a43db"/>
    </style:style>
    <style:style style:name="T31" style:family="text">
      <style:text-properties style:text-position="0% 100%" officeooo:rsid="002ab582"/>
    </style:style>
    <style:style style:name="T32" style:family="text">
      <style:text-properties style:text-position="0% 100%" fo:font-weight="normal" style:font-weight-asian="normal" style:font-weight-complex="normal"/>
    </style:style>
    <style:style style:name="T33" style:family="text">
      <style:text-properties style:text-position="0% 100%" fo:font-weight="normal" officeooo:rsid="002ab582" style:font-weight-asian="normal" style:font-weight-complex="normal"/>
    </style:style>
    <style:style style:name="T34" style:family="text">
      <style:text-properties style:text-position="0% 100%" fo:font-weight="normal" officeooo:rsid="0048ccd0" style:font-weight-asian="normal" style:font-weight-complex="normal"/>
    </style:style>
    <style:style style:name="T35" style:family="text">
      <style:text-properties style:text-position="0% 100%" officeooo:rsid="00325535"/>
    </style:style>
    <style:style style:name="T36" style:family="text">
      <style:text-properties style:text-position="0% 100%" officeooo:rsid="00328809"/>
    </style:style>
    <style:style style:name="T37" style:family="text">
      <style:text-properties style:text-position="0% 100%" officeooo:rsid="00348dcd"/>
    </style:style>
    <style:style style:name="T38" style:family="text">
      <style:text-properties style:text-position="0% 100%" officeooo:rsid="0034fb8a"/>
    </style:style>
    <style:style style:name="T39" style:family="text">
      <style:text-properties style:text-position="0% 100%" officeooo:rsid="00364f8f"/>
    </style:style>
    <style:style style:name="T40" style:family="text">
      <style:text-properties style:text-position="0% 100%" officeooo:rsid="00380b3b"/>
    </style:style>
    <style:style style:name="T41" style:family="text">
      <style:text-properties style:text-position="0% 100%" officeooo:rsid="004aed12"/>
    </style:style>
    <style:style style:name="T42" style:family="text">
      <style:text-properties style:text-position="0% 100%" officeooo:rsid="004b08ba"/>
    </style:style>
    <style:style style:name="T43" style:family="text">
      <style:text-properties style:text-position="0% 100%" officeooo:rsid="004c133d"/>
    </style:style>
    <style:style style:name="T44" style:family="text">
      <style:text-properties style:text-position="0% 100%" officeooo:rsid="004ccbb8"/>
    </style:style>
    <style:style style:name="T45" style:family="text">
      <style:text-properties style:text-position="0% 100%" officeooo:rsid="0048ccd0"/>
    </style:style>
    <style:style style:name="T46" style:family="text">
      <style:text-properties style:text-position="0% 100%" officeooo:rsid="004d0271"/>
    </style:style>
    <style:style style:name="T47" style:family="text">
      <style:text-properties style:text-position="0% 100%" officeooo:rsid="00568ecc"/>
    </style:style>
    <style:style style:name="T48" style:family="text">
      <style:text-properties style:text-position="0% 100%" officeooo:rsid="00584dc1"/>
    </style:style>
    <style:style style:name="T49" style:family="text">
      <style:text-properties officeooo:rsid="002a2dcb"/>
    </style:style>
    <style:style style:name="T50" style:family="text">
      <style:text-properties officeooo:rsid="002fb8b3"/>
    </style:style>
    <style:style style:name="T51" style:family="text">
      <style:text-properties officeooo:rsid="003a8f05"/>
    </style:style>
    <style:style style:name="T52" style:family="text">
      <style:text-properties officeooo:rsid="003dab3d"/>
    </style:style>
    <style:style style:name="T53" style:family="text">
      <style:text-properties officeooo:rsid="003f5076"/>
    </style:style>
    <style:style style:name="T54" style:family="text">
      <style:text-properties officeooo:rsid="0045efd7"/>
    </style:style>
    <style:style style:name="T55" style:family="text">
      <style:text-properties officeooo:rsid="00466cc9"/>
    </style:style>
    <style:style style:name="T56" style:family="text">
      <style:text-properties officeooo:rsid="004aed12"/>
    </style:style>
    <style:style style:name="T57" style:family="text">
      <style:text-properties officeooo:rsid="0054ce28"/>
    </style:style>
    <style:style style:name="T58" style:family="text">
      <style:text-properties officeooo:rsid="00568ecc"/>
    </style:style>
    <style:style style:name="T59" style:family="text">
      <style:text-properties officeooo:rsid="005ec422"/>
    </style:style>
    <style:style style:name="T60" style:family="text">
      <style:text-properties officeooo:rsid="0060c59f"/>
    </style:style>
    <style:style style:name="T61" style:family="text">
      <style:text-properties officeooo:rsid="00625228"/>
    </style:style>
    <style:style style:name="T62" style:family="text">
      <style:text-properties officeooo:rsid="0064e485"/>
    </style:style>
    <style:style style:name="T63" style:family="text">
      <style:text-properties officeooo:rsid="0065faff"/>
    </style:style>
    <style:style style:name="T64" style:family="text">
      <style:text-properties officeooo:rsid="00676c85"/>
    </style:style>
    <style:style style:name="T65" style:family="text">
      <style:text-properties officeooo:rsid="006797f9"/>
    </style:style>
    <style:style style:name="T66" style:family="text">
      <style:text-properties officeooo:rsid="0068d712"/>
    </style:style>
    <style:style style:name="T67" style:family="text">
      <style:text-properties officeooo:rsid="00698839"/>
    </style:style>
    <style:style style:name="T68" style:family="text">
      <style:text-properties officeooo:rsid="006b6ef4"/>
    </style:style>
    <style:style style:name="T69" style:family="text">
      <style:text-properties officeooo:rsid="006e1afc"/>
    </style:style>
    <style:style style:name="T70" style:family="text">
      <style:text-properties officeooo:rsid="007562d6"/>
    </style:style>
    <style:style style:name="T71" style:family="text">
      <style:text-properties officeooo:rsid="0075e303"/>
    </style:style>
    <style:style style:name="T72" style:family="text">
      <style:text-properties officeooo:rsid="00783f46"/>
    </style:style>
    <style:style style:name="T73" style:family="text">
      <style:text-properties officeooo:rsid="007d4846"/>
    </style:style>
    <style:style style:name="T74" style:family="text">
      <style:text-properties officeooo:rsid="0084d591"/>
    </style:style>
    <style:style style:name="T75" style:family="text">
      <style:text-properties officeooo:rsid="0086bfea"/>
    </style:style>
    <style:style style:name="T76" style:family="text">
      <style:text-properties officeooo:rsid="008be887"/>
    </style:style>
    <style:style style:name="T77" style:family="text">
      <style:text-properties officeooo:rsid="0092030f"/>
    </style:style>
    <style:style style:name="T7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2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list-style-name="L2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2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2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list-style-name="L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list-style-name="L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4917in" fo:padding-top="0.0492in" fo:padding-bottom="0.0492in" fo:padding-left="0.0984in" fo:padding-right="0.0984in" draw:shadow="hidden" draw:shadow-offset-x="0.0783in" draw:shadow-offset-y="0.0783in" draw:shadow-color="#808080" style:run-through="foreground"/>
    </style:style>
    <style:style style:name="gr8" style:family="graphic" style:list-style-name="L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4917in" fo:padding-top="0.0492in" fo:padding-bottom="0.0492in" fo:padding-left="0.0984in" fo:padding-right="0.0984in" draw:shadow="hidden" draw:shadow-offset-x="0.0783in" draw:shadow-offset-y="0.0783in" draw:shadow-color="#808080" style:run-through="foreground"/>
    </style:style>
    <style:style style:name="gr9" style:family="graphic" style:list-style-name="L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4917in" fo:padding-top="0.0492in" fo:padding-bottom="0.0492in" fo:padding-left="0.0984in" fo:padding-right="0.0984in" draw:shadow="hidden" draw:shadow-offset-x="0.0783in" draw:shadow-offset-y="0.0783in" draw:shadow-color="#808080" style:run-through="foreground"/>
    </style:style>
    <style:style style:name="gr12" style:family="graphic" style:list-style-name="L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491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Microprocessor-Based Design</text:p>
      <text:p text:style-name="P1">Due 02/03/2016</text:p>
      <text:p text:style-name="P1"/>
      <text:p text:style-name="P9">Pre-Lab 2</text:p>
      <text:p text:style-name="P2"/>
      <text:p text:style-name="P3">PWM</text:p>
      <text:p text:style-name="P3"/>
      <text:p text:style-name="P10"><text:span text:style-name="T2">Pre 2.1) </text:span>What is PWM signal? Explain the characteristics of the PWM signal.</text:p>
      <text:p text:style-name="P8"/>
      <text:p text:style-name="P17">PWM, or pulse width modulation, is a technique for producing an analog square wave from digital input. <text:span text:style-name="T11">A digital signal is turned high for its “pulse width”, then low again for the remainder of the “period”, where both of these terms represent finite durations, and pulse width is a subset of period. The “duty cycle” is the percent of time the signal is high, or the ratio of pulse width to period.</text:span></text:p>
      <text:p text:style-name="P3"/>
      <text:p text:style-name="P3"><text:span text:style-name="T1">Pre 2.2) </text:span></text:p>
      <text:p text:style-name="P3"/>
      <text:p text:style-name="P10"><text:span text:style-name="T2">a. </text:span>What value needs to be passed to busyWait to get a delay of 1ms?</text:p>
      <text:p text:style-name="P3"/>
      <text:p text:style-name="P25">First, we calculate the number of instructions we need to process to reach 1ms:</text:p>
      <text:p text:style-name="P3"/>
      <text:p text:style-name="P18">1 * 10<text:span text:style-name="T12">-3</text:span><text:span text:style-name="T23"> s </text:span><text:span text:style-name="T24">x</text:span> 6.67 * 10<text:span text:style-name="T13">8</text:span><text:span text:style-name="T23"> s</text:span><text:span text:style-name="T12">-1</text:span><text:span text:style-name="T23"> </text:span><text:span text:style-name="T24">= 6.67 * 10</text:span><text:span text:style-name="T14">5</text:span><text:span text:style-name="T24"> cycles </text:span><text:span text:style-name="T25">= </text:span><text:span text:style-name="T24">6.67 * 10</text:span><text:span text:style-name="T14">5</text:span><text:span text:style-name="T24"> </text:span><text:span text:style-name="T25">instructions</text:span></text:p>
      <text:p text:style-name="P18"/>
      <text:p text:style-name="P23">busyWait: </text:p>
      <text:p text:style-name="P23">00100500: push {r11} ; (str r11, [sp, #-4]!) </text:p>
      <text:p text:style-name="P23">00100504: add r11, sp, #0 </text:p>
      <text:p text:style-name="P23">00100508: sub sp, sp, #12 </text:p>
      <text:p text:style-name="P23">0010050c: str r0, [r11, #-8] </text:p>
      <text:p text:style-name="P23">00100510: nop ; (mov r0, r0) </text:p>
      <text:p text:style-name="P4">00100514: ldr r3, [r11, #-8] <text:tab/><text:tab/>→<text:span text:style-name="T49"> </text:span><text:span text:style-name="T3">load value of delayCount</text:span></text:p>
      <text:p text:style-name="P4">00100518: sub r2, r3, #1 <text:tab/><text:tab/>→<text:span text:style-name="T49"> </text:span><text:span text:style-name="T3">subtract 1 from delayCount</text:span></text:p>
      <text:p text:style-name="P4">0010051c: str r2, [r11, #-8] <text:tab/><text:tab/>→<text:span text:style-name="T49"> </text:span><text:span text:style-name="T3">store new value of delayCount</text:span></text:p>
      <text:p text:style-name="P4">00100520: cmp r3, #0 <text:tab/><text:tab/>→<text:span text:style-name="T49"> </text:span><text:span text:style-name="T3">compare delayCount to 0</text:span></text:p>
      <text:p text:style-name="P4">00100524: bne 0x100514 <text:tab/><text:tab/>→<text:span text:style-name="T3"> if delayCount &gt; 0, iterate again</text:span></text:p>
      <text:p text:style-name="P23">00100528: sub sp, r11, #0 </text:p>
      <text:p text:style-name="P23">0010052c: pop {r11} ; (ldr r11, [sp], #4) </text:p>
      <text:p text:style-name="P23">00100530: bx lr</text:p>
      <text:p text:style-name="P4"/>
      <text:p text:style-name="P24"><text:span text:style-name="T25">The instructions that compose the loop are emboldened. We can see that </text:span><text:span text:style-name="T26">each iteration has 5 instructions, so will take 5 cycles complete. </text:span><text:span text:style-name="T27">Since the number of instructions we need to process to reach 1ms is so large, </text:span><text:span text:style-name="T28">we will consider </text:span><text:span text:style-name="T29">the instructions before and after the loop negligible</text:span><text:span text:style-name="T27">. </text:span><text:span text:style-name="T30">Therefore, we just need to divide </text:span><text:span text:style-name="T31">the total instructions needed by the number of instructions in the loop:</text:span></text:p>
      <text:p text:style-name="P24"/>
      <text:p text:style-name="P26"><text:span text:style-name="T23">6.67 * 10</text:span><text:span text:style-name="T12">5</text:span><text:span text:style-name="T23"> / 5 = 1.334 * 10</text:span><text:span text:style-name="T12">5</text:span><text:span text:style-name="T23"> = 133,400 iterations</text:span></text:p>
      <text:p text:style-name="P26"/>
      <text:p text:style-name="P26"><text:span text:style-name="T23">The value of delayCount should therefore be ~133,400 (give or take a couple).</text:span></text:p>
      <text:p text:style-name="P3"/>
      <text:p text:style-name="P10"><text:span text:style-name="T2">b. </text:span>Which delays (in [ms] and in delayCount) are needed to create a PWM signal of 1.5ms duty cycle and 20ms period?</text:p>
      <text:p text:style-name="P41"><text:soft-page-break/>Two delays are needed, 1.5ms (on <text:span text:style-name="T50">time</text:span>) and 20ms – 1.5ms = 18.5ms (off <text:span text:style-name="T50">time</text:span>).</text:p>
      <text:p text:style-name="P42"><text:span text:style-name="T33">O</text:span><text:span text:style-name="T32">n time:</text:span></text:p>
      <text:p text:style-name="P19"><text:span text:style-name="T32">1.</text:span><text:span text:style-name="T35">5</text:span><text:span text:style-name="T32"> * 10</text:span><text:span text:style-name="T12">-3</text:span><text:span text:style-name="T23"> s </text:span><text:span text:style-name="T24">x</text:span><text:span text:style-name="T32"> 6.67 * 10</text:span><text:span text:style-name="T13">8</text:span><text:span text:style-name="T23"> s</text:span><text:span text:style-name="T12">-1</text:span><text:span text:style-name="T23"> </text:span><text:span text:style-name="T24">= </text:span><text:span text:style-name="T36">1</text:span><text:span text:style-name="T24">.</text:span><text:span text:style-name="T36">0005</text:span><text:span text:style-name="T24"> * 10</text:span><text:span text:style-name="T16">6</text:span><text:span text:style-name="T24"> cycles </text:span><text:span text:style-name="T25">= </text:span><text:span text:style-name="T36">1</text:span><text:span text:style-name="T24">.</text:span><text:span text:style-name="T36">0005</text:span><text:span text:style-name="T24"> * 10</text:span><text:span text:style-name="T16">6</text:span><text:span text:style-name="T24"> </text:span><text:span text:style-name="T25">instructions</text:span></text:p>
      <text:p text:style-name="P20"><text:span text:style-name="T36">1</text:span><text:span text:style-name="T24">.</text:span><text:span text:style-name="T36">0005</text:span><text:span text:style-name="T24"> * 10</text:span><text:span text:style-name="T16">6</text:span><text:span text:style-name="T24"> </text:span><text:span text:style-name="T25">/ </text:span><text:span text:style-name="T37">5 = 2.001 * 10</text:span><text:span text:style-name="T17">5</text:span><text:span text:style-name="T37"> = 200,100 iterations</text:span></text:p>
      <text:p text:style-name="P27"><text:span text:style-name="T37">d</text:span><text:span text:style-name="T23">elayCount = 200,100</text:span></text:p>
      <text:p text:style-name="P28"/>
      <text:p text:style-name="P28">Off time:</text:p>
      <text:p text:style-name="P21"><text:span text:style-name="T23">1</text:span><text:span text:style-name="T38">8</text:span><text:span text:style-name="T23">.</text:span><text:span text:style-name="T35">5</text:span><text:span text:style-name="T23"> * 10</text:span><text:span text:style-name="T12">-3</text:span><text:span text:style-name="T23"> s </text:span><text:span text:style-name="T24">x</text:span><text:span text:style-name="T23"> 6.67 * 10</text:span><text:span text:style-name="T13">8</text:span><text:span text:style-name="T23"> s</text:span><text:span text:style-name="T12">-1</text:span><text:span text:style-name="T23"> </text:span><text:span text:style-name="T24">= </text:span><text:span text:style-name="T36">1.</text:span><text:span text:style-name="T38">23395 * 10</text:span><text:span text:style-name="T18">7</text:span><text:span text:style-name="T38"> </text:span><text:span text:style-name="T39">cycles = </text:span><text:span text:style-name="T36">1.</text:span><text:span text:style-name="T38">23395 * 10</text:span><text:span text:style-name="T18">7</text:span><text:span text:style-name="T38"> </text:span><text:span text:style-name="T39">instructions</text:span></text:p>
      <text:p text:style-name="P22"><text:span text:style-name="T36">1.</text:span><text:span text:style-name="T38">23395 * 10</text:span><text:span text:style-name="T18">7</text:span><text:span text:style-name="T38"> / </text:span><text:span text:style-name="T40">5 = 2.4679 * 10</text:span><text:span text:style-name="T19">6</text:span><text:span text:style-name="T40"> = 2,467,900 iterations</text:span></text:p>
      <text:p text:style-name="P29"><text:span text:style-name="T40">d</text:span><text:span text:style-name="T23">elayCount = 2,467,900</text:span></text:p>
      <text:p text:style-name="P3"/>
      <text:p text:style-name="P10"><text:span text:style-name="T2">c. </text:span>Write a small code snippet (a loop) that creates a PWM signal of the above characteristics.</text:p>
      <text:p text:style-name="P3"/>
      <text:p text:style-name="P43">#define ON_DELAY_COUNT<text:tab/>(200100)</text:p>
      <text:p text:style-name="P43">#define OFF_DELAY_<text:span text:style-name="T51">COUNT</text:span><text:tab/>(2467900)</text:p>
      <text:p text:style-name="P43"/>
      <text:p text:style-name="P50">/* Base address for GPIO peripheral*/</text:p>
      <text:p text:style-name="P50">#define GPIO_BASE <text:s/>(0xE000A000)</text:p>
      <text:p text:style-name="P50"></text:p>
      <text:p text:style-name="P50">/* Output Data (GPIO Bank2, EMIO) */</text:p>
      <text:p text:style-name="P50">#define GPIO_DATA (GPIO_BASE + 0x00000048)</text:p>
      <text:p text:style-name="P50">#define GPIO_OEN (GPIO_BASE + 0x00000288)</text:p>
      <text:p text:style-name="P50">#define GPIO_DIRM (GPIO_BASE + 0x00000284)</text:p>
      <text:p text:style-name="P43"/>
      <text:p text:style-name="P50">unsigned int* const gpio_data_ptr = GPIO_DATA;</text:p>
      <text:p text:style-name="P50">unsigned int* const gpio_oen_ptr = GPIO_OEN;</text:p>
      <text:p text:style-name="P50">unsigned int* const gpio_dirm_ptr = GPIO_DIRM;</text:p>
      <text:p text:style-name="P61"/>
      <text:p text:style-name="P44"><text:span text:style-name="T64">void </text:span>setup()</text:p>
      <text:p text:style-name="P44">{</text:p>
      <text:p text:style-name="P47"><text:s text:c="4"/><text:tab/>*gpio_oen_ptr = 0x<text:span text:style-name="T54">01</text:span>;</text:p>
      <text:p text:style-name="P47"><text:s text:c="4"/><text:tab/>*gpio_dirm_ptr = 0x<text:span text:style-name="T54">01</text:span>;</text:p>
      <text:p text:style-name="P44">}</text:p>
      <text:p text:style-name="P44"/>
      <text:p text:style-name="P44"><text:span text:style-name="T64">void </text:span>pwm()</text:p>
      <text:p text:style-name="P44">{</text:p>
      <text:p text:style-name="P45"><text:tab/><text:span text:style-name="T53">*gpio_data_ptr = (0x01);</text:span></text:p>
      <text:p text:style-name="P44"><text:tab/><text:span text:style-name="T51">busyWait(ON_DELAY_COUNT);</text:span></text:p>
      <text:p text:style-name="P45"><text:tab/><text:span text:style-name="T53">*gpio_data_ptr = (0x00);</text:span></text:p>
      <text:p text:style-name="P46"><text:tab/><text:span text:style-name="T51">busyWait(OFF_DELAY_COUNT);</text:span></text:p>
      <text:p text:style-name="P44">}</text:p>
      <text:p text:style-name="P44"/>
      <text:p text:style-name="P48"><text:span text:style-name="T65">int </text:span>main()</text:p>
      <text:p text:style-name="P48">{</text:p>
      <text:p text:style-name="P48"><text:tab/>setup();</text:p>
      <text:p text:style-name="P48"><text:tab/><text:span text:style-name="T52">while (1)</text:span></text:p>
      <text:p text:style-name="P48"><text:tab/><text:span text:style-name="T52">{</text:span></text:p>
      <text:p text:style-name="P48"><text:tab/><text:tab/><text:span text:style-name="T52">pwm();</text:span></text:p>
      <text:p text:style-name="P49"><text:tab/>}</text:p>
      <text:p text:style-name="P48">}</text:p>
      <text:p text:style-name="P3"/>
      <text:p text:style-name="P3"><text:span text:style-name="T1">Pre 2.3)</text:span></text:p>
      <text:p text:style-name="P3"/>
      <text:p text:style-name="P10"><text:span text:style-name="T2">a. </text:span>What is the maximal value each of the counter<text:span text:style-name="T55">s</text:span> can hold?</text:p>
      <text:p text:style-name="P63"><text:soft-page-break/><text:span text:style-name="T2">E</text:span><text:span text:style-name="T1">ach counter has 16 bits so can hold a maximal value of 2</text:span><text:span text:style-name="T15">16</text:span><text:span text:style-name="T32">-1 = </text:span><text:span text:style-name="T34">65535</text:span></text:p>
      <text:p text:style-name="P3"/>
      <text:p text:style-name="P10"><text:span text:style-name="T2">b. </text:span>What is the minimal prescaler value so that the counter does not overflow within 20ms of running?</text:p>
      <text:p text:style-name="P3"/>
      <text:p text:style-name="P30">The CPU clock frequency is 667 MHz. <text:span text:style-name="T56">If the counter has no prescaler, it will reach 2*10</text:span><text:span text:style-name="T20">-2</text:span><text:span text:style-name="T41"> x</text:span><text:span text:style-name="T56"> 6.67 * 10</text:span><text:span text:style-name="T13">8</text:span><text:span text:style-name="T41"> s</text:span><text:span text:style-name="T20">-1</text:span><text:span text:style-name="T41"> </text:span><text:span text:style-name="T42">= </text:span><text:span text:style-name="T43">1.334 * 10</text:span><text:span text:style-name="T21">7</text:span><text:span text:style-name="T43"> ticks in 20ms. </text:span></text:p>
      <text:p text:style-name="P30"/>
      <text:p text:style-name="P31"><text:span text:style-name="T43">1.334 * 10</text:span><text:span text:style-name="T21">7 </text:span><text:span text:style-name="T44">/ </text:span><text:span text:style-name="T45">65535 </text:span><text:span text:style-name="T44">= 203.56</text:span></text:p>
      <text:p text:style-name="P31"/>
      <text:p text:style-name="P33"><text:span text:style-name="T23">Since we need to divide by at least 203.56, we will use the next largest power of 2, 256. </text:span><text:span text:style-name="T46">Using 256, the counter will reach </text:span><text:span text:style-name="T43">1.334 * 10</text:span><text:span text:style-name="T21">7 </text:span><text:span text:style-name="T23">/ </text:span><text:span text:style-name="T46">256 = 52,109 ticks in 20ms.</text:span></text:p>
      <text:p text:style-name="P33"/>
      <text:p text:style-name="P34"><text:span text:style-name="T46">T</text:span><text:span text:style-name="T23">herefore, the minimum prescaler value needed is 256.</text:span></text:p>
      <text:p text:style-name="P3"/>
      <text:p text:style-name="P10"><text:span text:style-name="T2">Pre 2.4) </text:span>What value should be the interval register be configured to achieve a signal that is 20ms in period?</text:p>
      <text:p text:style-name="P10"/>
      <text:p text:style-name="P64"><text:span text:style-name="T2">A</text:span><text:span text:style-name="T1">s we calculated in 2.3, the counter will reach 52,109 ticks in 20ms with a prescaler value of 256. </text:span><text:span text:style-name="T4">Therefore, the interval register should be set to 52,109.</text:span></text:p>
      <text:p text:style-name="P3"/>
      <text:p text:style-name="P10"><text:span text:style-name="T2">Pre 2.5) </text:span>What value should be the Match1 register be configured to achieve a duty cycle of 1.5ms?</text:p>
      <text:p text:style-name="P3"/>
      <text:p text:style-name="P12"><text:span text:style-name="T5">As the TRM states, “</text:span>When a counter has the same value as is stored in one of its match registers and match mode is enabled, a match interrupt is generated. Each counter has three match registers.”</text:p>
      <text:p text:style-name="P12"/>
      <text:p text:style-name="P13"><text:span text:style-name="T57">The TRM states about Wave_pol, “</text:span>When this bit is high, the waveform output goes from high to low on Match_1 interrupt and returns high on overflow or interval interrupt”. </text:p>
      <text:p text:style-name="P13"/>
      <text:p text:style-name="P65">So we need to set the Wave_pol bit high, and then set Match1 equal to:</text:p>
      <text:p text:style-name="P65"/>
      <text:p text:style-name="P32"><text:span text:style-name="T58">1.5*10</text:span><text:span text:style-name="T20">-</text:span><text:span text:style-name="T22">3</text:span><text:span text:style-name="T41"> x</text:span><text:span text:style-name="T56"> 6.67 * 10</text:span><text:span text:style-name="T13">8</text:span><text:span text:style-name="T41"> s</text:span><text:span text:style-name="T20">-1</text:span><text:span text:style-name="T41"> / </text:span><text:span text:style-name="T47">256 = </text:span><text:span text:style-name="T48">3,908</text:span></text:p>
      <text:p text:style-name="P3"/>
      <text:p text:style-name="P10"><text:span text:style-name="T2">Pre 2.6) </text:span>How is the servo motor HITEC-55 controlled? What is the timing specification for the servo motor?</text:p>
      <text:p text:style-name="P10"/>
      <text:p text:style-name="P16"><text:span text:style-name="T9">The servo motor HITEC-55 is controlled by increasing and decreasing </text:span><text:span text:style-name="T10">a </text:span><text:span text:style-name="T9">PWM signal with width </text:span>ranging from 600u<text:span text:style-name="T75">sec </text:span>– 2400u<text:span text:style-name="T75">sec</text:span>. <text:span text:style-name="T74">This swings the motor back and forth. The servo arm is fully extended counterclockwise (pointing left) when the PWM pulse width is at 600 usec, neutral (pointing straight) when the PWM pulse width is at 1500 usec, and fully extended clockwise (pointing right) when the PWM pulse width is at 2400 usec. The period of the pwm is 20msec.</text:span></text:p>
      <text:p text:style-name="P3"/>
      <text:p text:style-name="P5">Zynq-7000 Interrupts</text:p>
      <text:p text:style-name="P5"/>
      <text:p text:style-name="P14"><text:span text:style-name="T6">Pre 2.7) </text:span>What is the general definition of an interrupt? How does it influence the execution order in the processor? </text:p>
      <text:p text:style-name="P5"/>
      <text:p text:style-name="P35">An interrupt is a signal to the processor emitted by hardware or software indicating an event that needs immediate attention. <text:span text:style-name="T59">An interrupt causes the processor to suspend its current activity, save its state, and then enter an interrupt handler. After this, it returns to the suspended code and proceeds as normal.</text:span></text:p>
      <text:p text:style-name="P5"><text:soft-page-break/></text:p>
      <text:p text:style-name="P14"><text:span text:style-name="T6">Pre 2.8) </text:span>What are the steps needed to enable interrupt on a rising edge for the general purpose input on SW1? Show the MMRs to be programmed and their value</text:p>
      <text:p text:style-name="P5"/>
      <text:p text:style-name="P36">Recall that SW1 is mapped to bit 9 in GPIO bank 2.</text:p>
      <text:p text:style-name="P37">To trigger an interrupt on a rising edge for SW1, </text:p>
      <text:p text:style-name="P38">*<text:span text:style-name="T62">INT_EN<text:tab/><text:tab/>= 0x0</text:span>1<text:span text:style-name="T60">&lt;&lt;9)<text:tab/><text:tab/>// enables the signal for interrupt</text:span></text:p>
      <text:p text:style-name="P37">*INT_TYPE <text:tab/><text:tab/>= <text:span text:style-name="T61">(0x0</text:span>1<text:span text:style-name="T60">&lt;&lt;9)<text:tab/><text:tab/>// edge sensitive</text:span></text:p>
      <text:p text:style-name="P37">*INT_POLARITY <text:tab/>= <text:span text:style-name="T61">(0x0</text:span>1<text:span text:style-name="T60">&lt;&lt;9)<text:tab/><text:tab/>// active high (for rising edge)</text:span></text:p>
      <text:p text:style-name="P37">*INT_ANY <text:tab/><text:tab/>= <text:span text:style-name="T61">(0x01&lt;&lt;9)<text:tab/><text:tab/>// only rising edge sensitive</text:span></text:p>
      <text:p text:style-name="P5"/>
      <text:p text:style-name="P14"><text:span text:style-name="T6">Pre 2.9) </text:span>Write a code snippet to determine which input to the GPIO has caused the interrupt. Show how to check that SW1 input has triggered the interrupt.</text:p>
      <text:p text:style-name="P5"/>
      <text:p text:style-name="P52">#define INT_STAT_2<text:tab/>(...<text:span text:style-name="T68">)</text:span></text:p>
      <text:p text:style-name="P52">#define INT_MASK_2<text:tab/>(...<text:span text:style-name="T68">)</text:span></text:p>
      <text:p text:style-name="P59">#define SW1<text:tab/><text:tab/>(0x01&lt;&lt;9)</text:p>
      <text:p text:style-name="P62"/>
      <text:p text:style-name="P51">unsigned int* const <text:span text:style-name="T69">int</text:span>_<text:span text:style-name="T69">stat</text:span>_ptr = <text:span text:style-name="T63">INT_STAT_2</text:span>;</text:p>
      <text:p text:style-name="P51">unsigned int* const <text:span text:style-name="T69">int</text:span>_<text:span text:style-name="T69">mask</text:span>_ptr = <text:span text:style-name="T71">INT_MASK_2</text:span>;</text:p>
      <text:p text:style-name="P62"/>
      <text:p text:style-name="P53">void interrupt_handler<text:span text:style-name="T66">(...)<text:line-break/>{</text:span></text:p>
      <text:p text:style-name="P53"><text:tab/>//<text:span text:style-name="T72">int_assert has a bit set to 1 where the interrupt was asserted</text:span></text:p>
      <text:p text:style-name="P55"><text:tab/><text:span text:style-name="T71">unsigned int int_assert = (*int_stat_ptr) &amp; (*int_mask_ptr);</text:span></text:p>
      <text:p text:style-name="P54"><text:tab/><text:span text:style-name="T67">if (int_assert &amp; SW1)</text:span></text:p>
      <text:p text:style-name="P54"><text:tab/><text:span text:style-name="T70">{</text:span></text:p>
      <text:p text:style-name="P54"><text:tab/><text:tab/>… // <text:span text:style-name="T70">interrupt was triggered by SW1</text:span></text:p>
      <text:p text:style-name="P54"><text:tab/><text:span text:style-name="T70">}</text:span></text:p>
      <text:p text:style-name="P54"><text:tab/><text:span text:style-name="T70">else</text:span></text:p>
      <text:p text:style-name="P54"><text:tab/><text:span text:style-name="T70">{</text:span></text:p>
      <text:p text:style-name="P54"><text:tab/><text:tab/>… // <text:span text:style-name="T70">interrupt was NOT triggered by SW1</text:span></text:p>
      <text:p text:style-name="P60"><text:tab/>}</text:p>
      <text:p text:style-name="P58">}</text:p>
      <text:p text:style-name="P5"/>
      <text:p text:style-name="P14"><text:span text:style-name="T6">Pre 2.10) </text:span>Write a code snippet to clear the interrupt after processing the interrupt for SW1 as configured above.</text:p>
      <text:p text:style-name="P5"/>
      <text:p text:style-name="P57">// <text:span text:style-name="T73">Using above definitions</text:span></text:p>
      <text:p text:style-name="P56"><text:span text:style-name="T71">(*int_stat_ptr) &amp;= ~SW1;</text:span></text:p>
      <text:p text:style-name="P5"/>
      <text:p text:style-name="P15"><text:span text:style-name="T7">Pre 2.11) </text:span>In a few words, what is the purpose of the General Interrupt Controller (GIC)?</text:p>
      <text:p text:style-name="P6"><text:s/></text:p>
      <text:p text:style-name="P40">The purpose of the GIC is to <text:span text:style-name="T76">handle all interrupts on the chip. It has up to 224 configurable interrupts, can prioritize and preempt interrupts, and can route interrupts to different cores.</text:span></text:p>
      <text:p text:style-name="P39"/>
      <text:p text:style-name="P7"/>
      <text:p text:style-name="P7"/>
      <text:p text:style-name="P7"/>
      <text:p text:style-name="P7"/>
      <text:p text:style-name="P7"/>
      <text:p text:style-name="P7"/>
      <text:p text:style-name="P7"><text:soft-page-break/>Application Preparation</text:p>
      <text:p text:style-name="P7"/>
      <text:p text:style-name="P11"><text:span text:style-name="T8">Pre 2.12) </text:span>Design a Finite State Machine (FSM) as described in Lab 2.3c. </text:p>
      <text:p text:style-name="P11"/>
      <text:p text:style-name="P66">Assumptions: </text:p>
      <text:p text:style-name="P66">1. Pressing the UP button increases the pulse width and moves the servo to the right.</text:p>
      <text:p text:style-name="P66">2. Pressing the DOWN button decreases the pulse width and moves the servo to the left.</text:p>
      <text:p text:style-name="P66">3. A button press to SW3 transitions from Maximum to Normal state.</text:p>
      <text:p text:style-name="P66">4. I assume that a button press to SW3 also transitions from Minimum to Normal state, but this is not stated.</text:p>
      <text:p text:style-name="P67">5. When SW3 is pressed the pulse width should be changed to be less than max/ greater than min. Or else the FSM would go directly back to max/min state. </text:p>
      <text:p text:style-name="P67"/>
      <text:p text:style-name="P67"/>
      <text:p text:style-name="P11"><draw:g text:anchor-type="paragraph" draw:z-index="0" draw:style-name="gr1"><draw:custom-shape draw:style-name="gr2" draw:text-style-name="P69" xml:id="id2" draw:id="id2" svg:width="1.9634in" svg:height="1.9394in" svg:x="1.3902in" svg:y="0.4244in"><text:p text:style-name="P68"><text:span text:style-name="T78">STATE: MIN</text:span></text:p><text:p text:style-name="P68"><text:span text:style-name="T78">LD0 ON</text:span></text:p><text:p text:style-name="P68"><text:span text:style-name="T78">LD1 ON</text:span></text:p><text:p text:style-name="P68"><text:span text:style-name="T78">LD2 OFF</text:span></text:p><text:p text:style-name="P68"><text:span text:style-name="T78">LD3 OF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9" xml:id="id1" draw:id="id1" svg:width="1.9642in" svg:height="1.9394in" svg:x="4.5484in" svg:y="0.4244in"><text:p text:style-name="P68"><text:span text:style-name="T78">STATE: NORM</text:span></text:p><text:p text:style-name="P68"><text:span text:style-name="T78">(START STATE)</text:span></text:p><text:p text:style-name="P68"><text:span text:style-name="T78">LD0 OFF</text:span></text:p><text:p text:style-name="P68"><text:span text:style-name="T78">LD1 OFF</text:span></text:p><text:p text:style-name="P68"><text:span text:style-name="T78">LD2 OFF</text:span></text:p><text:p text:style-name="P68"><text:span text:style-name="T78">LD3 OF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9" xml:id="id3" draw:id="id3" svg:width="1.9634in" svg:height="1.9394in" svg:x="7.5366in" svg:y="0.4244in"><text:p text:style-name="P68"><text:span text:style-name="T78">STATE: MAX</text:span></text:p><text:p text:style-name="P68"><text:span text:style-name="T78">LD0 OFF</text:span></text:p><text:p text:style-name="P68"><text:span text:style-name="T78">LD1 OFF</text:span></text:p><text:p text:style-name="P68"><text:span text:style-name="T78">LD2 ON</text:span></text:p><text:p text:style-name="P68"><text:span text:style-name="T78">LD3 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0" draw:type="line" svg:x1="4.8358in" svg:y1="0.7079in" svg:x2="3.0657in" svg:y2="0.7079in" draw:start-shape="id1" draw:start-glue-point="5" draw:end-shape="id2" draw:end-glue-point="11" svg:d="M12283 1798h-4496" svg:viewBox="0 0 4498 2"><text:p/></draw:connector><draw:connector draw:style-name="gr6" draw:text-style-name="P70" draw:type="line" svg:x1="6.2248in" svg:y1="0.7079in" svg:x2="7.824in" svg:y2="0.7079in" draw:start-shape="id1" draw:start-glue-point="11" draw:end-shape="id3" draw:end-glue-point="5" svg:d="M15811 1798h4062" svg:viewBox="0 0 4064 2"><text:p/></draw:connector><draw:frame draw:style-name="gr7" draw:text-style-name="P72" svg:width="2.3906in" svg:height="0.5906in" svg:x="3.1827in" svg:y="0.4244in"><draw:text-box><text:p text:style-name="P71"><text:span text:style-name="T78">PULSE_WIDTH &lt; MIN</text:span></text:p></draw:text-box></draw:frame><draw:frame draw:style-name="gr8" draw:text-style-name="P72" svg:width="2.6469in" svg:height="0.5906in" svg:x="6.1709in" svg:y="0.4244in"><draw:text-box><text:p text:style-name="P71"><text:span text:style-name="T78">PULSE_WIDTH &gt; MAX</text:span></text:p></draw:text-box></draw:frame><draw:connector draw:style-name="gr9" draw:text-style-name="P70" draw:type="line" svg:x1="7.824in" svg:y1="2.0799in" svg:x2="6.2248in" svg:y2="2.0799in" draw:start-shape="id3" draw:start-glue-point="7" draw:end-shape="id1" draw:end-glue-point="9" svg:d="M19873 5283h-4062" svg:viewBox="0 0 4064 2"><text:p/></draw:connector><draw:connector draw:style-name="gr10" draw:text-style-name="P70" draw:type="line" svg:x1="3.0657in" svg:y1="2.0799in" svg:x2="4.8358in" svg:y2="2.0799in" draw:start-shape="id2" draw:start-glue-point="9" draw:end-shape="id1" draw:end-glue-point="7" svg:d="M7787 5283h4496" svg:viewBox="0 0 4498 2"><text:p/></draw:connector><draw:frame draw:style-name="gr11" draw:text-style-name="P72" svg:width="2.6461in" svg:height="0.5906in" svg:x="6.4268in" svg:y="2.1098in"><draw:text-box><text:p text:style-name="P71"><text:span text:style-name="T78">SW3 PRESSED</text:span></text:p></draw:text-box></draw:frame><draw:frame draw:style-name="gr12" draw:text-style-name="P72" svg:width="2.6469in" svg:height="0.5906in" svg:x="3.3535in" svg:y="2.1098in"><draw:text-box><text:p text:style-name="P71"><text:span text:style-name="T78">SW3 PRESSED</text:span></text:p></draw:text-box></draw:frame></draw:g><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9:19:25.652593073</meta:creation-date>
    <dc:date>2016-02-03T17:04:59.501499753</dc:date>
    <meta:editing-duration>PT21H43M26S</meta:editing-duration>
    <meta:editing-cycles>142</meta:editing-cycles>
    <meta:generator>LibreOffice/4.2.8.2$Linux_X86_64 LibreOffice_project/420m0$Build-2</meta:generator>
    <meta:document-statistic meta:table-count="0" meta:image-count="0" meta:object-count="0" meta:page-count="5" meta:paragraph-count="130" meta:word-count="1360" meta:character-count="7663" meta:non-whitespace-character-count="6346"/>
  </office:meta>
</office:document-meta>
</file>